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ext:span>The Arc consists of a background and a foreground arc. The foreground (indicator) can be touch-adjusted.</text:span></text:p><text:p text:style-name="Standard"/><text:p text:style-name="Standard">More info (<text:a xlink:type="simple" xlink:href="https://docs.lvgl.io/8.3/widgets/core/arc.html" text:style-name="Internet_20_link" text:visited-style-name="Visited_20_Internet_20_Link">link</text:a>)</text:p><text:p text:style-name="Standard"/>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ext:span>The minimum value that can be selected by the </text:span><text:span text:style-name="backtick">Value</text:span><text:span> property.</text:span></text:p><text:p text:style-name="Standard"/>,
                                            <text:list xml:id="list_Arc5" text:continue-numbering="true" text:continue-list="list_Arc4"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ext:span>The maximum value that can be selected by the </text:span><text:span text:style-name="backtick">Value</text:span><text:span> property.</text:span></text:p><text:p text:style-name="Standard"/>,
                                            <text:list xml:id="list_Arc6" text:continue-numbering="true" text:continue-list="list_Arc5"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value, in the range given by </text:span><text:span text:style-name="backtick">Range min</text:span><text:span> and </text:span><text:span text:style-name="backtick">Range max</text:span><text:span>, which sets the size of foreground (indicator) arc relative to the background arc.</text:span></text:p><text:p text:style-name="Standard"/>,
                                            <text:list xml:id="list_Arc7" text:continue-numbering="true" text:continue-list="list_Arc6"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Defines whether the </text:span><text:span text:style-name="backtick">Value</text:span><text:span> will be given as a Literal or as an Expression.</text:span></text:p><text:p text:style-name="Standard"/>,
                                            <text:list xml:id="list_Arc8" text:continue-numbering="true" text:continue-list="list_Arc7"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text:span>Start angle of the background arc. Zero degrees is at the middle right (3 o'clock) of the object and the degrees are increasing in clockwise direction. The angles should be in the </text:span><text:span text:style-name="backtick">[0, 360]</text:span><text:span> range.</text:span></text:p><text:p text:style-name="Standard"/>,
                                            <text:list xml:id="list_Arc9" text:continue-numbering="true" text:continue-list="list_Arc8"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text:span>End angle of the background arc. Zero degrees is at the middle right (3 o'clock) of the object and the degrees are increasing in clockwise direction. The angles should be in the </text:span><text:span text:style-name="backtick">[0, 360]</text:span><text:span> range.</text:span></text:p><text:p text:style-name="Standard"/>,
                                            <text:list xml:id="list_Arc10" text:continue-numbering="true" text:continue-list="list_Arc9"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arc can be one of the following modes:</text:span></text:p><text:p text:style-name="Standard"/><text:list xml:id="list_Arc11" text:style-name="List_20_1">
                    <text:list-item>
                            <text:p text:style-name="List_20_1_20_Start">
                            <text:span><text:span text:style-name="backtick">NORMAL</text:span><text:span> – The indicator arc is drawn from the minimum value to the current.</text:span></text:span>
                            </text:p>
                        </text:list-item>
                        
<text:list-item>
                            <text:p text:style-name="List_20_1">
                            <text:span><text:span text:style-name="backtick">REVERSE</text:span><text:span> – The indicator arc is drawn counter-clockwise from the maximum value to the current.</text:span></text:span>
                            </text:p>
                        </text:list-item>
                        
<text:list-item>
                            <text:p text:style-name="List_20_1_20_End">
                            <text:span><text:span text:style-name="backtick">SYMMETRICAL</text:span><text:span> – The indicator arc is drawn from the middle point to the current value.</text:span></text:span>
                            </text:p>
                        </text:list-item>
                        
                </text:list><text:p text:style-name="Standard"/>,
                                            <text:list xml:id="list_Arc12" text:continue-numbering="true" text:continue-list="list_Arc10"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An offset to the 0 degree posi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3" text:continue-numbering="true" text:continue-list="list_Arc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4" text:continue-numbering="true" text:continue-list="list_Arc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Arc15" text:continue-numbering="true" text:continue-list="list_Arc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Arc16" text:continue-numbering="true" text:continue-list="list_Arc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Arc17" text:continue-numbering="true" text:continue-list="list_Arc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Arc18"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Arc19" text:continue-numbering="true" text:continue-list="list_Arc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Arc20" text:continue-numbering="true" text:continue-list="list_Arc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Arc21"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Arc22" text:continue-numbering="true" text:continue-list="list_Arc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Arc23" text:continue-numbering="true" text:continue-list="list_Arc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Arc24"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Arc25" text:continue-numbering="true" text:continue-list="list_Arc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Arc26" text:continue-numbering="true" text:continue-list="list_Arc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Arc27"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28" text:continue-numbering="true" text:continue-list="list_Arc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29" text:continue-numbering="true" text:continue-list="list_Arc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Arc30" text:continue-numbering="true" text:continue-list="list_Arc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Arc31" text:continue-numbering="true" text:continue-list="list_Arc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Arc32" text:continue-numbering="true" text:continue-list="list_Arc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Arc33" text:continue-numbering="true" text:continue-list="list_Arc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Arc34" text:continue-numbering="true" text:continue-list="list_Arc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Arc35" text:continue-numbering="true" text:continue-list="list_Arc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Arc36" text:continue-numbering="true" text:continue-list="list_Arc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Arc37" text:continue-numbering="true" text:continue-list="list_Arc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Arc38" text:continue-numbering="true" text:continue-list="list_Arc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Arc39" text:continue-numbering="true" text:continue-list="list_Arc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Arc40" text:continue-numbering="true" text:continue-list="list_Arc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Arc41" text:continue-numbering="true" text:continue-list="list_Arc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Arc42" text:continue-numbering="true" text:continue-list="list_Arc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Arc43" text:continue-numbering="true" text:continue-list="list_Arc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Arc44" text:continue-numbering="true" text:continue-list="list_Arc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Arc45" text:continue-numbering="true" text:continue-list="list_Arc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Arc46" text:continue-numbering="true" text:continue-list="list_Arc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Arc47" text:continue-numbering="true" text:continue-list="list_Arc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Arc48" text:continue-numbering="true" text:continue-list="list_Arc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Arc49" text:continue-numbering="true" text:continue-list="list_Arc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Arc50" text:continue-numbering="true" text:continue-list="list_Arc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Arc51" text:continue-numbering="true" text:continue-list="list_Arc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2" text:continue-numbering="true" text:continue-list="list_Arc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Arc53" text:continue-numbering="true" text:continue-list="list_Arc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Arc54" text:continue-numbering="true" text:continue-list="list_Arc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Arc55" text:continue-numbering="true" text:continue-list="list_Arc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Arc56" text:continue-numbering="true" text:continue-list="list_Arc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Arc57" text:continue-numbering="true" text:continue-list="list_Arc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58" text:continue-numbering="true" text:continue-list="list_Arc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Arc5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0" text:continue-numbering="true" text:continue-list="list_Arc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Arc61" text:continue-numbering="true" text:continue-list="list_Arc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Arc62" text:continue-numbering="true" text:continue-list="list_Arc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3" text:style-name="List_20_1">
                    <text:list-item>
                            <text:p text:style-name="List_20_1_20_Start">
                            <text:span><text:span text:style-name="T1">LVGL Widgets Demo</text:span></text:span>
                            </text:p>
                        </text:list-item>
                        
<text:list-item>
                            <text:p text:style-name="List_20_1_20_End">
                            <text:span><text:span text:style-name="T1">Smart Hom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